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7d0" officeooo:paragraph-rsid="000de7d0"/>
    </style:style>
    <style:style style:name="P2" style:family="paragraph" style:parent-style-name="Standard">
      <style:text-properties officeooo:rsid="000de7d0" officeooo:paragraph-rsid="000f9c00"/>
    </style:style>
    <style:style style:name="P3" style:family="paragraph" style:parent-style-name="Standard">
      <style:text-properties officeooo:rsid="000f9c00" officeooo:paragraph-rsid="000f9c00"/>
    </style:style>
    <style:style style:name="T1" style:family="text">
      <style:text-properties officeooo:rsid="000f9c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xercice 1 :</text:span></text:p>
      <text:p text:style-name="P2"/>
      <text:p text:style-name="P2">Rendre la modification permanente :</text:p>
      <text:p text:style-name="P1"/>
      <text:p text:style-name="P1">START TRANSACTION;</text:p>
      <text:p text:style-name="P1">UPDATE fournis <text:s/>SET nomfou= 'GROSBRIGAND' WHERE numfou=120 ;</text:p>
      <text:p text:style-name="P1">COMMIT;</text:p>
      <text:p text:style-name="P1"/>
      <text:p text:style-name="P1">Annuler la transaction :</text:p>
      <text:p text:style-name="P1"/>
      <text:p text:style-name="P1">START TRANSACTION;</text:p>
      <text:p text:style-name="P1">UPDATE fournis <text:s/>SET nomfou= 'GROSBRIGAND' WHERE numfou=120 ;</text:p>
      <text:p text:style-name="P1">ROLLBACK;</text:p>
      <text:p text:style-name="P1"/>
      <text:p text:style-name="P3">Exercice 2 :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0:28:22.929096286</meta:creation-date>
    <dc:date>2023-03-01T10:34:02.114940538</dc:date>
    <meta:editing-duration>PT5M3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37" meta:character-count="255" meta:non-whitespace-character-count="226"/>
  </office:meta>
</office:document-meta>
</file>